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egoe UI" svg:font-family="'Segoe UI'" style:font-family-generic="swiss"/>
    <style:font-face style:name="Ubuntu" svg:font-family="Ubuntu" style:font-family-generic="swiss"/>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15cm" fo:margin-bottom="0.15cm" fo:line-height="150%" fo:text-align="start" style:justify-single-word="false" fo:padding="0cm" fo:border="none"/>
    </style:style>
    <style:style style:name="P2" style:family="paragraph" style:parent-style-name="Text_20_body">
      <style:paragraph-properties fo:margin-top="0.15cm" fo:margin-bottom="0.15cm" fo:line-height="150%" fo:text-align="start" style:justify-single-word="false" fo:padding="0cm" fo:border="none"/>
      <style:text-properties fo:language="en" fo:country="US"/>
    </style:style>
    <style:style style:name="P3" style:family="paragraph" style:parent-style-name="Text_20_body">
      <style:paragraph-properties fo:margin-top="0.15cm" fo:margin-bottom="0.15cm" fo:line-height="150%" fo:text-align="justify" style:justify-single-word="false" fo:padding="0cm" fo:border="none"/>
      <style:text-properties fo:language="en" fo:country="US"/>
    </style:style>
    <style:style style:name="P4" style:family="paragraph" style:parent-style-name="Text_20_body">
      <style:paragraph-properties fo:margin-top="0.15cm" fo:margin-bottom="0.15cm" fo:line-height="150%" fo:text-align="start" style:justify-single-word="false" fo:padding="0.074cm" fo:border-left="none" fo:border-right="none" fo:border-top="none" fo:border-bottom="0.06pt solid #000000" style:join-border="false"/>
      <style:text-properties fo:language="en" fo:country="US"/>
    </style:style>
    <style:style style:name="P5" style:family="paragraph" style:parent-style-name="Code">
      <style:text-properties fo:language="en" fo:country="US"/>
    </style:style>
    <style:style style:name="P6" style:family="paragraph" style:parent-style-name="Code">
      <style:paragraph-properties>
        <style:tab-stops>
          <style:tab-stop style:position="2.014cm"/>
        </style:tab-stops>
      </style:paragraph-properties>
      <style:text-properties fo:language="en" fo:country="US"/>
    </style:style>
    <style:style style:name="P7" style:family="paragraph" style:parent-style-name="Code">
      <style:text-properties fo:language="en" fo:country="US" fo:font-weight="bold" style:font-weight-asian="bold" style:font-weight-complex="bold"/>
    </style:style>
    <style:style style:name="P8" style:family="paragraph" style:parent-style-name="Code">
      <style:paragraph-properties fo:text-align="justify" style:justify-single-word="false"/>
      <style:text-properties fo:language="en" fo:country="US"/>
    </style:style>
    <style:style style:name="P9" style:family="paragraph" style:parent-style-name="Code">
      <style:text-properties fo:font-weight="bold" style:font-weight-asian="bold" style:font-weight-complex="bold"/>
    </style:style>
    <style:style style:name="P10" style:family="paragraph" style:parent-style-name="Code" style:master-page-name="">
      <style:paragraph-properties fo:text-align="justify" style:justify-single-word="false" style:page-number="auto"/>
      <style:text-properties fo:language="en" fo:country="US"/>
    </style:style>
    <style:style style:name="P11" style:family="paragraph" style:parent-style-name="Footnote">
      <style:text-properties fo:language="en" fo:country="US"/>
    </style:style>
    <style:style style:name="P12" style:family="paragraph" style:parent-style-name="Text_20_body">
      <style:paragraph-properties fo:margin-top="0.15cm" fo:margin-bottom="0.15cm" fo:line-height="150%" fo:text-align="justify" style:justify-single-word="false" fo:padding="0cm" fo:border="none"/>
      <style:text-properties fo:language="en" fo:country="US" fo:font-weight="normal" style:font-weight-asian="normal" style:font-weight-complex="normal"/>
    </style:style>
    <style:style style:name="P13" style:family="paragraph" style:parent-style-name="Code">
      <style:text-properties fo:font-weight="normal" style:font-weight-asian="normal" style:font-weight-complex="normal"/>
    </style:style>
    <style:style style:name="P14" style:family="paragraph" style:parent-style-name="Heading_20_1">
      <style:paragraph-properties fo:margin-top="0.423cm" fo:margin-bottom="0.212cm" fo:padding="0cm" fo:border="none" fo:keep-with-next="always"/>
      <style:text-properties fo:color="#ff0000" style:font-name="Apple Garamond1" fo:font-size="32pt" fo:language="en" fo:country="US" fo:font-weight="normal" style:font-name-asian="DejaVu Sans" style:font-size-asian="32pt" style:font-weight-asian="normal" style:font-name-complex="Tahoma" style:font-size-complex="32pt" style:font-weight-complex="normal"/>
    </style:style>
    <style:style style:name="P15" style:family="paragraph" style:parent-style-name="Heading_20_2">
      <style:text-properties fo:language="en" fo:country="US"/>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style:use-window-font-color="true" style:text-outline="false" style:text-line-through-style="none" style:text-position="0% 100%" style:font-name="Ubuntu"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 style:family="text">
      <style:text-properties style:use-window-font-color="true" style:text-outline="false" style:text-line-through-style="none" style:text-position="0% 100%" style:font-name="Segoe UI" fo:font-size="8pt" fo:letter-spacing="normal" fo:language="en" fo:country="IN"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style:font-name="Segoe UI" fo:font-size="10pt" fo:language="en" fo:country="IN" style:language-asian="zxx" style:country-asian="none" style:language-complex="zxx" style:country-complex="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Hashes and Symbols</text:h>
      <text:p text:style-name="P2"><draw:frame draw:style-name="fr1" draw:name="graphics1" text:anchor-type="paragraph" svg:width="16.933cm" svg:height="0.132cm" draw:z-index="0"><draw:image xlink:href="../../../../../../usr/lib/libreoffice/share/gallery/rulers/blurulr6.gif" xlink:type="simple" xlink:show="embed" xlink:actuate="onLoad"/></draw:frame></text:p>
      <text:p text:style-name="P1"><text:span text:style-name="T2">Hashes are arrays with index defined by the program or user and not by the Ruby interpreter. Lets see a program to find out how hashes work. Type the following program (</text:span><text:span text:style-name="Code_20_Char"><text:span text:style-name="T2">hash.rb</text:span></text:span><text:span text:style-name="T2">) into your text editor and execute it.</text:span></text:p>
      <text:p text:style-name="P5">#!/usr/bin/ruby</text:p>
      <text:p text:style-name="P5"># <text:a xlink:type="simple" xlink:href="https://raw.github.com/mindaslab/ilrx/master/hash.rb">hash.rb</text:a></text:p>
      <text:p text:style-name="P5">mark = Hash.new</text:p>
      <text:p text:style-name="P5">mark['English'] = 50</text:p>
      <text:p text:style-name="P5">mark['Math'] = 70</text:p>
      <text:p text:style-name="P5">mark['Science'] = 75</text:p>
      <text:p text:style-name="P5">print "Enter subject name:"</text:p>
      <text:p text:style-name="P5">sub = gets.chop</text:p>
      <text:p text:style-name="P5">puts "Mark in #{sub} is #{mark[sub]}"</text:p>
      <text:p text:style-name="P2">Output 1</text:p>
      <text:p text:style-name="P6">Enter subject name:Math </text:p>
      <text:p text:style-name="P6">Mark in Math is 70 </text:p>
      <text:p text:style-name="P2">Output 2</text:p>
      <text:p text:style-name="P5">Enter subject name:French </text:p>
      <text:p text:style-name="P5">Mark in French is </text:p>
      <text:p text:style-name="P1"><text:span text:style-name="T2">Take a look at output 1. The program asks the user to enter subject name. When the user enters math, the program gives the math mark. Lets walkthru the code. At the very beginning we have the line </text:span><text:span text:style-name="Code_20_Char"><text:span text:style-name="T2">mark = Hash.new</text:span></text:span><text:span text:style-name="T2"> , in this line we declare a variable called mark of the type hash. Take a look at the following lines</text:span></text:p>
      <text:p text:style-name="P5">mark['English'] = 50</text:p>
      <text:p text:style-name="P5">mark['Math'] = 70</text:p>
      <text:p text:style-name="P5">mark['Science'] = 75</text:p>
      <text:p text:style-name="P1"><text:span text:style-name="T2">Unlike an array, hash can have a object as index. In this case we have used simple string as index. We put the marks obtained in English, Math and Science in </text:span><text:span text:style-name="Code_20_Char"><text:span text:style-name="T2">mark['English']</text:span></text:span><text:span text:style-name="T2"> , </text:span><text:span text:style-name="Code_20_Char"><text:span text:style-name="T2">mark['Math']</text:span></text:span><text:span text:style-name="T2"> , </text:span><text:span text:style-name="Code_20_Char"><text:span text:style-name="T2">mark['Science']</text:span></text:span><text:span text:style-name="T2">. The next two statements</text:span></text:p>
      <text:p text:style-name="P5">print "Enter subject name:"</text:p>
      <text:p text:style-name="P5">sub = gets.chop</text:p>
      <text:p text:style-name="P1"><text:span text:style-name="T2">prompts the user to enter mark, when he does it, it gets stored into the variable called </text:span><text:span text:style-name="Code_20_Char"><text:span text:style-name="T2">sub</text:span></text:span><text:span text:style-name="T2">. In the final line </text:span><text:span text:style-name="Code_20_Char"><text:span text:style-name="T2">puts "Mark in #{sub} is #{mark[sub]}" </text:span></text:span><text:span text:style-name="T2">we simply access the hash value using </text:span><text:span text:style-name="Code_20_Char"><text:span text:style-name="T2">sub</text:span></text:span><text:span text:style-name="T2"> as the key and print it out.</text:span></text:p>
      <text:p text:style-name="P1"><text:span text:style-name="T2">Take a look at output 2, in this case I have entered </text:span><text:span text:style-name="Code_20_Char"><text:span text:style-name="T2">French</text:span></text:span><text:span text:style-name="T2"> and the program gives out no result. In the following program we will learn how to deal with it.</text:span></text:p>
      <text:h text:style-name="P15" text:outline-level="2"><text:soft-page-break/>Default values in Hash</text:h>
      <text:p text:style-name="P1"><text:span text:style-name="T2">When we pass the index to an hash and if its value does exist, then the hash will faithfully return that value. What if the index has no value defined. In the previous example we saw the program returns nothing. In this program we hope to fix it. Look at the highlighted or darkened code. In it instead of just giving </text:span><text:span text:style-name="Code_20_Char"><text:span text:style-name="T2">mark = Hash.new</text:span></text:span><text:span text:style-name="T2"> as in the previous one, we have given </text:span><text:span text:style-name="Code_20_Char"><text:span text:style-name="T2">mark = Hash.new 0</text:span></text:span><text:span text:style-name="T2"> , here the zero is the default value. Now lets run the program and see what happens.</text:span></text:p>
      <text:p text:style-name="P5">#!/usr/bin/ruby</text:p>
      <text:p text:style-name="P5"># <text:a xlink:type="simple" xlink:href="https://raw.github.com/mindaslab/ilrx/master/hash_default_value.rb">hash_default_value.rb</text:a></text:p>
      <text:p text:style-name="P5"><text:span text:style-name="T1">mark = Hash.new 0</text:span> # We specify default value of mark is zero</text:p>
      <text:p text:style-name="P5">mark['English'] = 50</text:p>
      <text:p text:style-name="P5">mark['Math'] = 70</text:p>
      <text:p text:style-name="P5">mark['Science'] = 75</text:p>
      <text:p text:style-name="P5">print "Enter subject name:"</text:p>
      <text:p text:style-name="P5">sub = gets.chop</text:p>
      <text:p text:style-name="P5">puts "Mark in #{sub} is #{mark[sub]}"</text:p>
      <text:p text:style-name="P2">Output</text:p>
      <text:p text:style-name="P5">Enter subject name:Chemistry </text:p>
      <text:p text:style-name="P5">Mark in Chemistry is 0 </text:p>
      <text:p text:style-name="P1"><text:span text:style-name="T2">Look at the output, we haven't defined a value for </text:span><text:span text:style-name="Code_20_Char"><text:span text:style-name="T2">mark['Chemistry']</text:span></text:span><text:span text:style-name="T2">, yet when the subject name is specified as Chemistry we get </text:span><text:span text:style-name="Code_20_Char"><text:span text:style-name="T2">0 </text:span></text:span><text:span text:style-name="T2">as result. This is so because we have set zero as the default value. So by setting default value we will have a value for those indexes we haven't defined yet.</text:span></text:p>
      <text:h text:style-name="P15" text:outline-level="2">Looping <text:s/>hashes</text:h>
      <text:p text:style-name="P1"><text:span text:style-name="T2">Looping in arrays is quiet easy, we normally use </text:span><text:span text:style-name="Code_20_Char"><text:span text:style-name="T2">each</text:span></text:span><text:span text:style-name="T2"> function in array to iterate objects in array. In similar fashion we can loop in hashes. Type the following code hash_looping.rb into a text editor and execute it.</text:span></text:p>
      <text:p text:style-name="P5">#!/usr/bin/ruby</text:p>
      <text:p text:style-name="P5"># <text:a xlink:type="simple" xlink:href="https://raw.github.com/mindaslab/ilrx/master/hash_looping.rb">hash_looping.rb</text:a></text:p>
      <text:p text:style-name="P5">mark = Hash.new 0 # We specify default value of mark is zero</text:p>
      <text:p text:style-name="P5">mark['English'] = 50</text:p>
      <text:p text:style-name="P5">mark['Math'] = 70</text:p>
      <text:p text:style-name="P5">mark['Science'] = 75</text:p>
      <text:p text:style-name="P5">total = 0</text:p>
      <text:p text:style-name="P7">mark.each { |key,value|</text:p>
      <text:p text:style-name="P7"><text:tab/>total += value</text:p>
      <text:p text:style-name="P7">}</text:p>
      <text:p text:style-name="P5">puts "Total marks = "+total.to_s</text:p>
      <text:p text:style-name="P2">Output</text:p>
      <text:p text:style-name="P5">Total marks = 195 </text:p>
      <text:p text:style-name="P1"><text:span text:style-name="T2">In the program above we have calculated the total of all marks stored in the Hash mark. Note how we use the each loop. Note that we get the key value pair by using |</text:span><text:span text:style-name="Code_20_Char"><text:span text:style-name="T2">key,value</text:span></text:span><text:span text:style-name="T2">| in the loop body. The key holds the index of the hash and value holds the value stored at that particular index</text:span><text:span text:style-name="T2"><text:note text:id="ftn1" text:note-class="footnote"><text:note-citation>1</text:note-citation><text:note-body><text:p text:style-name="P11">The term index and key refer to the same stuff</text:p></text:note-body></text:note></text:span><text:span text:style-name="T2">. Each </text:span><text:soft-page-break/><text:span text:style-name="T2">time the loop is executed, we add value to total, so at the end the variable total has got the total of the values stored in the hash. At last we print out the total.</text:span></text:p>
      <text:p text:style-name="P2">Below is another program where we store student marks in an hash, we use the each loop to print the key and value corresponding to the key. Hope you have understood enough to explain the code below all by your self.</text:p>
      <text:p text:style-name="P5">#!/usr/bin/ruby</text:p>
      <text:p text:style-name="P5"># <text:a xlink:type="simple" xlink:href="https://raw.github.com/mindaslab/ilrx/master/hash_looping_1.rb">hash_looping_1.rb</text:a></text:p>
      <text:p text:style-name="P5">mark = Hash.new 0 # We specify default value of mark is zero</text:p>
      <text:p text:style-name="P5">mark['English'] = 50</text:p>
      <text:p text:style-name="P5">mark['Math'] = 70</text:p>
      <text:p text:style-name="P5">mark['Science'] = 75</text:p>
      <text:p text:style-name="P5">puts "Key =&gt; Value"</text:p>
      <text:p text:style-name="P5">mark.each { |a,b|</text:p>
      <text:p text:style-name="P5"><text:tab/>puts "#{a} =&gt; #{b}"</text:p>
      <text:p text:style-name="P5">}</text:p>
      <text:p text:style-name="P2">Output</text:p>
      <text:p text:style-name="P5">Key =&gt; Value </text:p>
      <text:p text:style-name="P5">Science =&gt; 75 </text:p>
      <text:p text:style-name="P5">English =&gt; 50 </text:p>
      <text:p text:style-name="P5">Math =&gt; 70 </text:p>
      <text:h text:style-name="P15" text:outline-level="2">More way of hash creation</text:h>
      <text:p text:style-name="P3">There is another of hash creation, lets look at it. Shown below, the explanation of the <text:s text:c="2"/>is same like the of previous program <text:span text:style-name="Code_20_Char">hash_looping_1.rb</text:span> , except for the highlighted line in program below. Explain the program to yourself as I don't have the mood to write now</text:p>
      <text:p text:style-name="P5">#!/usr/bin/ruby</text:p>
      <text:p text:style-name="P5"># <text:a xlink:type="simple" xlink:href="https://raw.github.com/mindaslab/ilrx/master/hash_creation_1.rb">hash_creation_1.rb</text:a></text:p>
      <text:p text:style-name="P7">marks = { 'English' =&gt; 50, 'Math' =&gt; 70, 'Science' =&gt; 75 }</text:p>
      <text:p text:style-name="P5">puts "Key =&gt; Value"</text:p>
      <text:p text:style-name="P5">marks.each { |a,b|</text:p>
      <text:p text:style-name="P5"><text:tab/>puts "#{a} =&gt; #{b}"</text:p>
      <text:p text:style-name="P5">}</text:p>
      <text:p text:style-name="P3">Output</text:p>
      <text:p text:style-name="P5">Key =&gt; Value </text:p>
      <text:p text:style-name="P5">Science =&gt; 75 </text:p>
      <text:p text:style-name="P5">English =&gt; 50 </text:p>
      <text:p text:style-name="P5">Math =&gt; 70 </text:p>
      <text:h text:style-name="P15" text:outline-level="2">Using symbols</text:h>
      <text:p text:style-name="P3">Usually in a hash we use Symbols as keys instead of String. This is because Symbol occupies far less amount of space compared to String. The difference in speed and space requirement may not be evident to you now , but if you are writing a program that creates thousands of hashes it may take a toll. <text:s/>So try to use symbols instead of String.</text:p>
      <text:p text:style-name="P1"><text:span text:style-name="T2">So what is symbol?</text:span><text:span text:style-name="T3"> Lets fire up our irb by typing <text:s/></text:span><text:span text:style-name="Code_20_Char"><text:span text:style-name="T3">irb --simple-prompt</text:span></text:span><text:span text:style-name="T3"> in terminal. <text:s/>In it type the </text:span><text:soft-page-break/><text:span text:style-name="T3">following</text:span></text:p>
      <text:p text:style-name="P5">&gt;&gt; :x.class </text:p>
      <text:p text:style-name="P5">=&gt; Symbol </text:p>
      <text:p text:style-name="P1"><text:span text:style-name="T2">Notice that we have placed a colon before x thus making it </text:span><text:span text:style-name="Code_20_Char"><text:span text:style-name="T2">:x</text:span></text:span><text:span text:style-name="T2">. Symbols have a colon at their start. When we ask what class is </text:span><text:span text:style-name="Code_20_Char"><text:span text:style-name="T2">:x</text:span></text:span><text:span text:style-name="T2">, it says its a symbol. A symbol is a thing or object that can be used as a key in a hash</text:span><text:span text:style-name="T2"><text:note text:id="ftn2" text:note-class="footnote"><text:note-citation>2</text:note-citation><text:note-body><text:p text:style-name="P11">Well it can be used for many things other than that. For now remembering this is sufficient</text:p></text:note-body></text:note></text:span><text:span text:style-name="T2">. In similar way we declare another symbol called name and see what class it belongs.</text:span></text:p>
      <text:p text:style-name="P10">&gt;&gt; :name </text:p>
      <text:p text:style-name="P8">=&gt; :name </text:p>
      <text:p text:style-name="P8">&gt;&gt; :name.class </text:p>
      <text:p text:style-name="P8">=&gt; Symbol </text:p>
      <text:p text:style-name="P1"><text:span text:style-name="T2">A variable can hold a symbol in it. Notice below that we have assigned variable a with value </text:span><text:span text:style-name="Code_20_Char"><text:span text:style-name="T2">:apple</text:span></text:span><text:span text:style-name="T2"> which is nothing but a symbol. When we ask what class is a by using </text:span><text:span text:style-name="Code_20_Char"><text:span text:style-name="T2">a.class</text:span></text:span><text:span text:style-name="T2"> , it says its a symbol.</text:span></text:p>
      <text:p text:style-name="P10">&gt;&gt; a = :apple </text:p>
      <text:p text:style-name="P8">=&gt; :apple </text:p>
      <text:p text:style-name="P8">&gt;&gt; a.class </text:p>
      <text:p text:style-name="P8">=&gt; Symbol </text:p>
      <text:p text:style-name="P1"><text:span text:style-name="T2">Symbols can be converted to string using the </text:span><text:span text:style-name="Code_20_Char"><text:span text:style-name="T2">to_s</text:span></text:span><text:span text:style-name="T2"> method / function. Look at the irb example below where we convert symbol to string.</text:span></text:p>
      <text:p text:style-name="P10">&gt;&gt; :orange.to_s </text:p>
      <text:p text:style-name="P8">=&gt; "orange"</text:p>
      <text:p text:style-name="P2">There is no method in String to convert it to symbol. Suppose we would like to convert a string to symbol, we could do it as shown. In the example below we try to convert a string called “human” to symbol. To do so we employ the following trick</text:p>
      <text:p text:style-name="P10">&gt;&gt; human = ":"+"human" </text:p>
      <text:p text:style-name="P8">=&gt; ":human" </text:p>
      <text:p text:style-name="P2">First we append colon to a “human” to make it “:human” which still is a String.</text:p>
      <text:p text:style-name="P10">&gt;&gt; human.class </text:p>
      <text:p text:style-name="P8">=&gt; String </text:p>
      <text:p text:style-name="P1"><text:span text:style-name="T2">as we can see above the variable </text:span><text:span text:style-name="Code_20_Char"><text:span text:style-name="T2">human</text:span></text:span><text:span text:style-name="T2"> that contains </text:span><text:span text:style-name="Code_20_Char"><text:span text:style-name="T2">“:human”</text:span></text:span><text:span text:style-name="T2"> is saying that its type is string. What comes next is a cool thing, look at the code snippet below. We have a variable called </text:span><text:span text:style-name="Code_20_Char"><text:span text:style-name="T2">human_sym</text:span></text:span><text:span text:style-name="T2"> to</text:span><text:span text:style-name="T2"><office:annotation><dc:creator>kannan </dc:creator><dc:date>2010-10-24T10:25:41</dc:date><text:p text:style-name="P16"><text:span text:style-name="T5">human_sym,it is assigned to eval1......change it like this</text:span></text:p></office:annotation></text:span><text:span text:style-name="T2"><office:annotation><dc:creator>Karthikeyan K</dc:creator><dc:date>2010-10-25T12:49:07</dc:date><text:p text:style-name="P16"><text:span text:style-name="T6">Reply to kannan <text:s/>(10/24/2010, 10:25): "Its OK"</text:span></text:p><text:p><text:span text:style-name="T7"/></text:p></office:annotation></text:span><text:span text:style-name="T2"> it is assigned </text:span><text:span text:style-name="Code_20_Char"><text:span text:style-name="T2">eval(human)</text:span></text:span><text:span text:style-name="T2">. What that eval? </text:span><text:span text:style-name="Code_20_Char"><text:span text:style-name="T2">eval</text:span></text:span><text:span text:style-name="T2"> is a function in Ruby that evaluates any String passed to it as a Ruby program! This is a really powerful feature. Substituting the value of </text:span><text:span text:style-name="Code_20_Char"><text:span text:style-name="T2">human</text:span></text:span><text:span text:style-name="T2">, it becomes </text:span><text:span text:style-name="Code_20_Char"><text:span text:style-name="T2">eval(“:human”)</text:span></text:span><text:span text:style-name="T2"> and </text:span><text:span text:style-name="Code_20_Char"><text:span text:style-name="T2">eval</text:span></text:span><text:span text:style-name="T2"> evaluates it as a symbol which gets stored in variable </text:span><text:span text:style-name="Code_20_Char"><text:span text:style-name="T2">human_sym</text:span></text:span><text:span text:style-name="T2">.</text:span></text:p>
      <text:p text:style-name="P10">&gt;&gt; human_sym = eval(human) </text:p>
      <text:p text:style-name="P8">=&gt; :human </text:p>
      <text:p text:style-name="P8">&gt;&gt; human_sym.class </text:p>
      <text:p text:style-name="P8">=&gt; Symbol </text:p>
      <text:p text:style-name="P1"><text:span text:style-name="T2">So when we call the class method for </text:span><text:span text:style-name="Code_20_Char"><text:span text:style-name="T2">human_sym</text:span></text:span><text:span text:style-name="T2">, it says its a symbol. Thanks to very powerful </text:span><text:soft-page-break/><text:span text:style-name="T2">function </text:span><text:span text:style-name="Code_20_Char"><text:span text:style-name="T2">eval</text:span></text:span><text:span text:style-name="T2">. Having equipped us with this knowledge, let us write a program in which hashes dont use not String but Symbols as key. Type in the <text:s/>program (below) </text:span><text:span text:style-name="Code_20_Char"><text:span text:style-name="T2">hash_symbol.rb</text:span></text:span><text:span text:style-name="T2"> into text editor and execute it.</text:span></text:p>
      <text:p text:style-name="P5">#!/usr/bin/ruby</text:p>
      <text:p text:style-name="P5"># <text:a xlink:type="simple" xlink:href="https://raw.github.com/mindaslab/ilrx/master/hash_symbol.rb">hash_symbol.rb</text:a></text:p>
      <text:p text:style-name="P5"/>
      <text:p text:style-name="P5">mark = Hash.new 0 # We specify default value of mark is zero</text:p>
      <text:p text:style-name="P5">mark[:English] = 50</text:p>
      <text:p text:style-name="P5">mark[:Math] = 70</text:p>
      <text:p text:style-name="P5">mark[:Science] = 75</text:p>
      <text:p text:style-name="P5">print "Enter subject name:"</text:p>
      <text:p text:style-name="P5">sub = gets.chop</text:p>
      <text:p text:style-name="P5">symbol = eval ":"+sub</text:p>
      <text:p text:style-name="P5">puts "Mark in #{sub} is #{mark[symbol]}"</text:p>
      <text:p text:style-name="P2">Output</text:p>
      <text:p text:style-name="P5">Enter subject name:Math </text:p>
      <text:p text:style-name="P5">Mark in Math is 70 </text:p>
      <text:p text:style-name="P2">When the program is run, it prompts for subject name, when its entered it shows corresponding mark. Lets walkthru the code and see how it works. Notice that we use Symbols and not Strings as keys in mark Hash as shown</text:p>
      <text:p text:style-name="P5">mark[:English] = 50</text:p>
      <text:p text:style-name="P5">mark[:Math] = 70</text:p>
      <text:p text:style-name="P5">mark[:Science] = 75</text:p>
      <text:p text:style-name="P1"><text:span text:style-name="T2">Next we prompt the user to enter marks by using </text:span><text:span text:style-name="Code_20_Char"><text:span text:style-name="T2">print "Enter subject name:" </text:span></text:span><text:span text:style-name="T2">, the user enters the subject name . Now look at the next three lines, first we get the subject name into <text:s/>variable sub using the following statement </text:span></text:p>
      <text:p text:style-name="P5">sub = gets.chop</text:p>
      <text:p text:style-name="P1"><text:span text:style-name="T2">Having got the subject name we need to convert it into Symbol which is done by using </text:span><text:span text:style-name="Code_20_Char"><text:span text:style-name="T2">eval</text:span></text:span><text:span text:style-name="T2"> method as shown below</text:span></text:p>
      <text:p text:style-name="P5">symbol = eval ":"+sub</text:p>
      <text:p text:style-name="P1"><text:span text:style-name="T2">In the statement above colon is concatenated before the value in </text:span><text:span text:style-name="Code_20_Char"><text:span text:style-name="T2">sub</text:span></text:span><text:span text:style-name="T2">, and this is passed to </text:span><text:span text:style-name="Code_20_Char"><text:span text:style-name="T2">eval</text:span></text:span><text:span text:style-name="T2"> method which returns a Symbol. This Symbol is stored in variable called </text:span><text:span text:style-name="Code_20_Char"><text:span text:style-name="T2">symbol</text:span></text:span><text:span text:style-name="T2">. So if we have entered subject name as </text:span><text:span text:style-name="Code_20_Char"><text:span text:style-name="T2">Math</text:span></text:span><text:span text:style-name="T2">, the </text:span><text:span text:style-name="Code_20_Char"><text:span text:style-name="T2">eval</text:span></text:span><text:span text:style-name="T2"> would have returned </text:span><text:span text:style-name="Code_20_Char"><text:span text:style-name="T2">:Math</text:span></text:span><text:span text:style-name="T2"> which gets stored in symbol.</text:span></text:p>
      <text:p text:style-name="P1"><text:span text:style-name="T2">All we do next is to access the array value at key </text:span><text:span text:style-name="Code_20_Char"><text:span text:style-name="T2">symbol </text:span></text:span><text:span text:style-name="T2">and print it using the following statement</text:span></text:p>
      <text:p text:style-name="P5">puts "Mark in #{sub} is #{mark[symbol]}"</text:p>
      <text:p text:style-name="P2">Well why did Ruby make it so easy to convert a symbol to String and make it so hard to convert a string to Symbol. Well try this in irb</text:p>
      <text:p text:style-name="P5">&gt;&gt; "hello".to_sym </text:p>
      <text:p text:style-name="P5">=&gt; :hello</text:p>
      <text:p text:style-name="P2">Now rewrite the program above all by your self by using newly gained knowledge.</text:p>
      <text:p text:style-name="P4"/>
      <text:p text:style-name="P3"><text:soft-page-break/>So you have seen this program <text:span text:style-name="Code_20_Char">hash_creation_1.rb</text:span> , we have now knowledge of symbols, so we can write it as follows in <text:span text:style-name="Code_20_Char">hash_creation_1_a.rb</text:span> </text:p>
      <text:p text:style-name="Code">#!/usr/bin/ruby</text:p>
      <text:p text:style-name="Code"># <text:a xlink:type="simple" xlink:href="https://raw.github.com/mindaslab/ilrx/master/hash_creation_1_a.rb">hash_creation_1_a.rb</text:a></text:p>
      <text:p text:style-name="P9">marks = { :English =&gt; 50, :Math =&gt; 70, :Science =&gt; 75 }</text:p>
      <text:p text:style-name="Code">puts "Key =&gt; Value"</text:p>
      <text:p text:style-name="Code">marks.each { |a,b|</text:p>
      <text:p text:style-name="Code"><text:tab/>puts "#{a} =&gt; #{b}"</text:p>
      <text:p text:style-name="Code">}</text:p>
      <text:p text:style-name="P3">Output</text:p>
      <text:p text:style-name="Code">Key =&gt; Value </text:p>
      <text:p text:style-name="Code">English =&gt; 50 </text:p>
      <text:p text:style-name="Code">Math =&gt; 70 </text:p>
      <text:p text:style-name="Code">Science =&gt; 75 </text:p>
      <text:p text:style-name="P3">See the highlighted line <text:span text:style-name="Code_20_Char"><text:span text:style-name="T4">marks = { :English =&gt; 50, :Math =&gt; 70, :Science =&gt; 75 }</text:span></text:span><text:span text:style-name="T4"> we here use symbols instead of strings as a key to hash. Hash has some advantages compared to string as they occupy less memory compared to string (during the runtime of a program). More than that I don't know why we use it, but we use it to prove that we are ruby gurus!!</text:span></text:p>
      <text:p text:style-name="P12">In ruby 1.9 <text:s/>there is better way to write <text:span text:style-name="Code_20_Char">has_creation_1_a.rb</text:span> , you can see it in <text:span text:style-name="Code_20_Char">hash_creation_2.rb</text:span> mentioned below. Just look at the highlighted line</text:p>
      <text:p text:style-name="P13">#!/usr/bin/ruby</text:p>
      <text:p text:style-name="P13"># <text:a xlink:type="simple" xlink:href="https://raw.github.com/mindaslab/ilrx/master/hash_creation_2.rb">hash_creation_2.rb</text:a></text:p>
      <text:p text:style-name="P13"/>
      <text:p text:style-name="Code">marks = { English: 50, Math: 70, Science: 75 }</text:p>
      <text:p text:style-name="P13">puts "Key =&gt; Value"</text:p>
      <text:p text:style-name="P13">marks.each { |a,b|</text:p>
      <text:p text:style-name="P13"><text:tab/>puts "#{a} =&gt; #{b}"</text:p>
      <text:p text:style-name="P13">}</text:p>
      <text:p text:style-name="P3"><text:span text:style-name="T4">This program works exactly as the previous one, but the highlighted line </text:span><text:span text:style-name="Code_20_Char"><text:span text:style-name="T4">marks = { English: 50, Math: 70, Science: 75 }</text:span></text:span><text:span text:style-name="T4"> gets translated (assume that its been translated) to the following code </text:span><text:span text:style-name="Code_20_Char"><text:span text:style-name="T4">marks = { :English =&gt; 50, :Math =&gt; 70, :Science =&gt; 75 }</text:span></text:span><text:span text:style-name="T4"> so its the new short form way to declare hash with sybols as key, newly introduced in ruby 1.9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Segoe UI" svg:font-family="'Segoe UI'" style:font-family-generic="swiss"/>
    <style:font-face style:name="Ubuntu" svg:font-family="Ubuntu" style:font-family-generic="swiss"/>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ackground-color="transparent" fo:padding="0cm" fo:border="none" style:shadow="none">
        <style:tab-stops/>
        <style:background-image/>
      </style:paragraph-properties>
      <style:text-properties fo:color="#ff0000" style:font-name="Apple Garamond" fo:font-size="32pt" fo:font-weight="normal" style:font-size-asian="115%" style:font-weight-asian="bold" style:font-size-complex="115%" style:font-weight-complex="bold"/>
    </style:style>
    <style:style style:name="Code" style:family="paragraph" style:parent-style-name="Text_20_body">
      <style:paragraph-properties fo:margin-top="0cm" fo:margin-bottom="0cm" style:line-height-at-least="0cm" fo:background-color="transparent" style:shadow="none">
        <style:background-image/>
      </style:paragraph-properties>
      <style:text-properties style:font-name="Nimbus Mono L" fo:font-size="10pt" style:font-size-asian="10.5pt"/>
    </style:style>
    <style:style style:name="Heading_20_2" style:display-name="Heading 2" style:family="paragraph" style:parent-style-name="Heading" style:next-style-name="Text_20_body" style:default-outline-level="2" style:class="text">
      <style:text-properties fo:color="#ff0000" style:font-name="Apple Garamond" fo:font-size="20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de_20_Char" style:display-name="Code Char" style:family="text">
      <style:text-properties style:font-name="Nimbus Mono L" fo:font-size="10pt" fo:font-style="oblique"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2-02T17:13:00</meta:creation-date>
    <meta:generator>LibreOffice/3.5$Linux_X86_64 LibreOffice_project/350m1$Build-2</meta:generator>
    <dc:date>2012-08-25T11:15:50</dc:date>
    <dc:creator>Webtoday </dc:creator>
    <meta:editing-duration>PT1H38M18S</meta:editing-duration>
    <meta:editing-cycles>17</meta:editing-cycles>
    <meta:document-statistic meta:table-count="0" meta:image-count="1" meta:object-count="0" meta:page-count="6" meta:paragraph-count="170" meta:word-count="1893" meta:character-count="10101" meta:non-whitespace-character-count="8327"/>
  </office:meta>
</office:document-meta>
</file>